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ba5" officeooo:paragraph-rsid="0002dba5"/>
    </style:style>
    <style:style style:name="P2" style:family="paragraph" style:parent-style-name="Standard">
      <style:text-properties fo:font-weight="bold" officeooo:rsid="0002dba5" officeooo:paragraph-rsid="0002dba5" style:font-weight-asian="bold" style:font-weight-complex="bold"/>
    </style:style>
    <style:style style:name="P3" style:family="paragraph" style:parent-style-name="Standard">
      <style:text-properties officeooo:rsid="00045434" officeooo:paragraph-rsid="00045434"/>
    </style:style>
    <style:style style:name="P4" style:family="paragraph" style:parent-style-name="Standard">
      <style:text-properties fo:font-weight="normal" officeooo:rsid="000528e1" officeooo:paragraph-rsid="000528e1" style:font-weight-asian="normal" style:font-weight-complex="normal"/>
    </style:style>
    <style:style style:name="P5" style:family="paragraph" style:parent-style-name="Standard">
      <style:text-properties fo:font-weight="normal" officeooo:rsid="00071cc1" officeooo:paragraph-rsid="00071cc1" style:font-weight-asian="normal" style:font-weight-complex="normal"/>
    </style:style>
    <style:style style:name="P6" style:family="paragraph" style:parent-style-name="Standard">
      <style:text-properties fo:font-weight="normal" officeooo:rsid="0007b993" officeooo:paragraph-rsid="0007b993" style:font-weight-asian="normal" style:font-weight-complex="normal"/>
    </style:style>
    <style:style style:name="P7" style:family="paragraph" style:parent-style-name="Standard">
      <style:text-properties fo:font-weight="normal" officeooo:rsid="0002dba5" officeooo:paragraph-rsid="0002dba5" style:font-weight-asian="normal" style:font-weight-complex="normal"/>
    </style:style>
    <style:style style:name="P8" style:family="paragraph" style:parent-style-name="Standard">
      <style:text-properties fo:font-weight="normal" officeooo:rsid="0008be29" officeooo:paragraph-rsid="0008be29" style:font-weight-asian="normal" style:font-weight-complex="normal"/>
    </style:style>
    <style:style style:name="P9" style:family="paragraph" style:parent-style-name="Standard">
      <style:text-properties officeooo:rsid="00071cc1" officeooo:paragraph-rsid="00071cc1"/>
    </style:style>
    <style:style style:name="P10" style:family="paragraph" style:parent-style-name="Standard">
      <style:text-properties officeooo:rsid="0007b993" officeooo:paragraph-rsid="0007b993"/>
    </style:style>
    <style:style style:name="T1" style:family="text">
      <style:text-properties officeooo:rsid="00045434"/>
    </style:style>
    <style:style style:name="T2" style:family="text">
      <style:text-properties officeooo:rsid="0008be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: 09/03/2017</text:p>
      <text:p text:style-name="P1"/>
      <text:p text:style-name="P1">Para todas as questões, escreva os comandos correspondentes no terminal.</text:p>
      <text:p text:style-name="P1"/>
      <text:p text:style-name="P2">1. Escreva o texto "Ola mundo cruel!" em um arquivo denominado "Ola_mundo.txt". Apresente o conteúdo deste arquivo no terminal.</text:p>
      <text:p text:style-name="P1">Para fazer o especificado, basta criar um arquivo com o texto pedido e terminal escrever <text:span text:style-name="T1">$</text:span>cat “nome do arquivo”</text:p>
      <text:p text:style-name="P1"/>
      <text:p text:style-name="P2">2. Apresente o nome de todos os arquivos e pastas na pasta 'root'.</text:p>
      <text:p text:style-name="P4">Basta entrar como superusuári, procurar a pasta root e executar ls -laR ( Lista os arquivos e pastas ocultos, incluindo os que estão no subdiretório)</text:p>
      <text:p text:style-name="P4">root@rodrigo:~# ls -laR</text:p>
      <text:p text:style-name="P4">.:</text:p>
      <text:p text:style-name="P4">total 28</text:p>
      <text:p text:style-name="P4">drwx------ <text:s/>4 root root 4096 Mar 13 22:30 .</text:p>
      <text:p text:style-name="P4">drwxr-xr-x 25 root root 4096 Mar 10 17:15 ..</text:p>
      <text:p text:style-name="P4">-rw------- <text:s/>1 root root <text:s/>258 Mar 20 00:53 .bash_history</text:p>
      <text:p text:style-name="P4">-rw-r--r-- <text:s/>1 root root 3106 Out 22 <text:s/>2015 .bashrc</text:p>
      <text:p text:style-name="P4">drwx------ <text:s/>2 root root 4096 Fev 15 18:34 .cache</text:p>
      <text:p text:style-name="P4">drwx------ <text:s/>3 root root 4096 Mar 10 17:37 .gnupg</text:p>
      <text:p text:style-name="P4">-rw-r--r-- <text:s/>1 root root <text:s/>148 Ago 17 <text:s/>2015 .profile</text:p>
      <text:p text:style-name="P4"/>
      <text:p text:style-name="P4">./.cache:</text:p>
      <text:p text:style-name="P4">total 8</text:p>
      <text:p text:style-name="P4">drwx------ 2 root root 4096 Fev 15 18:34 .</text:p>
      <text:p text:style-name="P4">drwx------ 4 root root 4096 Mar 13 22:30 ..</text:p>
      <text:p text:style-name="P4"/>
      <text:p text:style-name="P4">./.gnupg:</text:p>
      <text:p text:style-name="P4">total 36</text:p>
      <text:p text:style-name="P4">drwx------ 3 root root 4096 Mar 10 17:37 .</text:p>
      <text:p text:style-name="P4">drwx------ 4 root root 4096 Mar 13 22:30 ..</text:p>
      <text:p text:style-name="P4">-rw------- 1 root root 2649 Mar 10 17:32 dirmngr.conf</text:p>
      <text:p text:style-name="P4">-rw------- 1 root root 5191 Mar 10 17:32 gpg.conf</text:p>
      <text:p text:style-name="P4">drwx------ 2 root root 4096 Mar 10 17:32 private-keys-v1.d</text:p>
      <text:p text:style-name="P4">-rw-r--r-- 1 root root <text:s/>780 Mar 10 17:32 pubring.kbx</text:p>
      <text:p text:style-name="P4">-rw------- 1 root root <text:s text:c="2"/>32 Mar 10 17:32 pubring.kbx~</text:p>
      <text:p text:style-name="P4">-rw------- 1 root root 1200 Mar 10 17:32 trustdb.gpg</text:p>
      <text:p text:style-name="P4"/>
      <text:p text:style-name="P4">./.gnupg/private-keys-v1.d:</text:p>
      <text:p text:style-name="P4">total 8</text:p>
      <text:p text:style-name="P4">drwx------ 2 root root 4096 Mar 10 17:32 .</text:p>
      <text:p text:style-name="P4">drwx------ 3 root root 4096 Mar 10 17:37 ..</text:p>
      <text:p text:style-name="P1"/>
      <text:p text:style-name="P2">3. Apresente o tipo de todos os arquivos e pastas na pasta 'root'.</text:p>
      <text:p text:style-name="P5"><text:s/>O comando acima mostra todos os arquivos da pasta root, o que vem depois do ponto no final da linhas <text:s/>são os tipos de dados, diretórios com ponto antes do nome são pastas ocultas</text:p>
      <text:p text:style-name="P1"/>
      <text:p text:style-name="P2">4. Apresente somente as pastas dentro da pasta 'root'.</text:p>
      <text:p text:style-name="P9">Basta verificar na listagem acima as linhas que começam com a letra d (diretório).</text:p>
      <text:p text:style-name="P1"/>
      <text:p text:style-name="P1"/>
      <text:p text:style-name="P2"><text:soft-page-break/>5. Descubra em que dia da semana caiu o seu aniversário nos últimos dez anos.</text:p>
      <text:p text:style-name="P3">Para fazer o especificado basta digitar o comando $ cal “ano” e verificar o dia da semana</text:p>
      <text:p text:style-name="P3">2006: Quarta, 2007: Quinta, 2008: Sábado, 2009: Domingo, 2010: Segunda, 2011: Terça, 2012: Quinta, 2013: Sexta, 2014: Sábado, 2015: Domingo, 2016: Terça.</text:p>
      <text:p text:style-name="P1"/>
      <text:p text:style-name="P1">Para as questões a seguir, use a pasta no endereço <text:a xlink:type="simple" xlink:href="https://github.com/DiogoCaetanoGarcia/Sistemas_Embarcados/raw/master/Questoes/Arqs_aula_02.zip" text:style-name="Internet_20_link" text:visited-style-name="Visited_20_Internet_20_Link">https://github.com/DiogoCaetanoGarcia/Sistemas_Embarcados/raw/master/Questoes/Arqs_aula_02.zip</text:a></text:p>
      <text:p text:style-name="P1"/>
      <text:p text:style-name="P10">Para os exercicios <text:s/>de 6 a 9 abaixo basta digitar o comando $ls -l*.”extensão”</text:p>
      <text:p text:style-name="P1"/>
      <text:p text:style-name="P2">6. Liste somente os arquivos com extensão .txt.</text:p>
      <text:p text:style-name="P6">rodrigo@rodrigo:~/Desktop/Arqs_aula_02$ ls -l *.txt</text:p>
      <text:p text:style-name="P6">-rw-r--r-- 1 rodrigo rodrigo 2003 Mar <text:s/>9 15:31 arquivo.txt</text:p>
      <text:p text:style-name="P6">-rw-r--r-- 1 rodrigo rodrigo 2014 Mar <text:s/>9 15:33 cal_1990.txt</text:p>
      <text:p text:style-name="P6">-rw-r--r-- 1 rodrigo rodrigo 1984 Mar <text:s/>9 15:33 cal_1991.txt</text:p>
      <text:p text:style-name="P6">-rw-r--r-- 1 rodrigo rodrigo 1968 Mar <text:s/>9 15:33 cal_1992.txt</text:p>
      <text:p text:style-name="P6">-rw-r--r-- 1 rodrigo rodrigo 1980 Mar <text:s/>9 15:33 cal_1993.txt</text:p>
      <text:p text:style-name="P6">-rw-r--r-- 1 rodrigo rodrigo 1992 Mar <text:s/>9 15:33 cal_1994.txt</text:p>
      <text:p text:style-name="P6">-rw-r--r-- 1 rodrigo rodrigo 2003 Mar <text:s/>9 15:33 cal_1995.txt</text:p>
      <text:p text:style-name="P6">-rw-r--r-- 1 rodrigo rodrigo 1984 Mar <text:s/>9 15:33 cal_1996.txt</text:p>
      <text:p text:style-name="P6">-rw-r--r-- 1 rodrigo rodrigo 1976 Mar <text:s/>9 15:33 cal_1997.txt</text:p>
      <text:p text:style-name="P6">-rw-r--r-- 1 rodrigo rodrigo 1968 Mar <text:s/>9 15:33 cal_1998.txt</text:p>
      <text:p text:style-name="P6">-rw-r--r-- 1 rodrigo rodrigo 1980 Mar <text:s/>9 15:33 cal_1999.txt</text:p>
      <text:p text:style-name="P6">-rw-r--r-- 1 rodrigo rodrigo 2003 Mar <text:s/>9 15:33 cal_2000.txt</text:p>
      <text:p text:style-name="P6">-rw-r--r-- 1 rodrigo rodrigo 2014 Mar <text:s/>9 15:33 cal_2001.txt</text:p>
      <text:p text:style-name="P6">-rw-r--r-- 1 rodrigo rodrigo 1984 Mar <text:s/>9 15:33 cal_2002.txt</text:p>
      <text:p text:style-name="P6">-rw-r--r-- 1 rodrigo rodrigo 1976 Mar <text:s/>9 15:33 cal_2003.txt</text:p>
      <text:p text:style-name="P6">-rw-r--r-- 1 rodrigo rodrigo 1980 Mar <text:s/>9 15:33 cal_2004.txt</text:p>
      <text:p text:style-name="P6">-rw-r--r-- 1 rodrigo rodrigo 1992 Mar <text:s/>9 15:33 cal_2005.txt</text:p>
      <text:p text:style-name="P6">-rw-r--r-- 1 rodrigo rodrigo 2003 Mar <text:s/>9 15:33 cal_2006.txt</text:p>
      <text:p text:style-name="P6">-rw-r--r-- 1 rodrigo rodrigo 2014 Mar <text:s/>9 15:33 cal_2007.txt</text:p>
      <text:p text:style-name="P6">-rw-r--r-- 1 rodrigo rodrigo 1976 Mar <text:s/>9 15:33 cal_2008.txt</text:p>
      <text:p text:style-name="P6">-rw-r--r-- 1 rodrigo rodrigo 1968 Mar <text:s/>9 15:33 cal_2009.txt</text:p>
      <text:p text:style-name="P6">-rw-r--r-- 1 rodrigo rodrigo 1980 Mar <text:s/>9 15:33 cal_2010.txt</text:p>
      <text:p text:style-name="P6">-rw-r--r-- 1 rodrigo rodrigo 1992 Mar <text:s/>9 15:33 cal_2011.txt</text:p>
      <text:p text:style-name="P6">-rw-r--r-- 1 rodrigo rodrigo 2014 Mar <text:s/>9 15:33 cal_2012.txt</text:p>
      <text:p text:style-name="P6">-rw-r--r-- 1 rodrigo rodrigo 1984 Mar <text:s/>9 15:33 cal_2013.txt</text:p>
      <text:p text:style-name="P6">-rw-r--r-- 1 rodrigo rodrigo 1976 Mar <text:s/>9 15:33 cal_2014.txt</text:p>
      <text:p text:style-name="P6">-rw-r--r-- 1 rodrigo rodrigo 1968 Mar <text:s/>9 15:33 cal_2015.txt</text:p>
      <text:p text:style-name="P6">-rw-r--r-- 1 rodrigo rodrigo 1992 Mar <text:s/>9 15:33 cal_2016.txt</text:p>
      <text:p text:style-name="P6">-rw-r--r-- 1 rodrigo rodrigo 2003 Mar <text:s/>9 15:33 cal_2017.txt</text:p>
      <text:p text:style-name="P6">-rw-r--r-- 1 rodrigo rodrigo 2014 Mar <text:s/>9 15:33 cal_2018.txt</text:p>
      <text:p text:style-name="P6">-rw-r--r-- 1 rodrigo rodrigo 1984 Mar <text:s/>9 15:33 cal_2019.txt</text:p>
      <text:p text:style-name="P6">-rw-r--r-- 1 rodrigo rodrigo 1968 Mar <text:s/>9 15:33 cal_2020.txt</text:p>
      <text:p text:style-name="P6">-rw-r--r-- 1 rodrigo rodrigo <text:s/>140 Mar <text:s/>9 15:31 cal.txt</text:p>
      <text:p text:style-name="P6">-rw-r--r-- 1 rodrigo rodrigo <text:s/>775 Mar <text:s/>9 15:34 cal_types.txt</text:p>
      <text:p text:style-name="P2"/>
      <text:p text:style-name="P2">7. Liste somente os arquivos com extensão .png.</text:p>
      <text:p text:style-name="P6">rodrigo@rodrigo:~/Desktop/Arqs_aula_02$ ls -l *.png</text:p>
      <text:p text:style-name="P6">-rw-r--r-- 1 rodrigo rodrigo 49724 Mar <text:s/>9 15:36 BusinessTux.png</text:p>
      <text:p text:style-name="P6">-rw-r--r-- 1 rodrigo rodrigo 46934 Mar <text:s/>9 15:37 linux1.png</text:p>
      <text:p text:style-name="P6"><text:soft-page-break/>-rw-r--r-- 1 rodrigo rodrigo 23797 Mar <text:s/>9 15:37 linux2.png</text:p>
      <text:p text:style-name="P6">-rw-r--r-- 1 rodrigo rodrigo 10853 Mar <text:s/>9 15:36 linux3.png</text:p>
      <text:p text:style-name="P6">-rw-r--r-- 1 rodrigo rodrigo 47437 Mar <text:s/>9 15:36 linux_inside.png</text:p>
      <text:p text:style-name="P6">-rw-r--r-- 1 rodrigo rodrigo 38463 Mar <text:s/>9 15:37 linux-penguin-icon-39742.png</text:p>
      <text:p text:style-name="P6">-rw-r--r-- 1 rodrigo rodrigo 10853 Mar <text:s/>9 15:36 linux.png</text:p>
      <text:p text:style-name="P6">-rw-r--r-- 1 rodrigo rodrigo 35110 Mar <text:s/>9 15:36 Tux-in-a-suit.png</text:p>
      <text:p text:style-name="P6">-rw-r--r-- 1 rodrigo rodrigo 42468 Mar <text:s/>9 15:37 tux-linux-professional_0-100520358-orig.png</text:p>
      <text:p text:style-name="P6">-rw-r--r-- 1 rodrigo rodrigo 39972 Mar <text:s/>9 15:37 TUX.png</text:p>
      <text:p text:style-name="P6">-rw-r--r-- 1 rodrigo rodrigo 63742 Mar <text:s/>9 15:37 xanderrun-tux-construction-8454.png</text:p>
      <text:p text:style-name="P7"/>
      <text:p text:style-name="P2">8. Liste somente os arquivos com extensão .jpg.</text:p>
      <text:p text:style-name="P6">rodrigo@rodrigo:~/Desktop/Arqs_aula_02$ ls -l *jpg</text:p>
      <text:p text:style-name="P6">-rw-r--r-- 1 rodrigo rodrigo 10711 Mar <text:s/>9 15:37 d36f1a2be6a927ac3e2e1e4eacdedded.jpg</text:p>
      <text:p text:style-name="P6">-rw-r--r-- 1 rodrigo rodrigo 13732 Mar <text:s/>9 15:36 oRva1OGD_400x400.jpg</text:p>
      <text:p text:style-name="P6">-rw-r--r-- 1 rodrigo rodrigo 18136 Mar <text:s/>9 15:36 oRva1OGD.jpg</text:p>
      <text:p text:style-name="P6">-rw-r--r-- 1 rodrigo rodrigo 19454 Mar <text:s/>9 15:36 zz39112bb5.jpg</text:p>
      <text:p text:style-name="P2"/>
      <text:p text:style-name="P2">9. Liste somente os arquivos com extensão .gif.</text:p>
      <text:p text:style-name="P6">rodrigo@rodrigo:~/Desktop/Arqs_aula_02$ ls -l *gif</text:p>
      <text:p text:style-name="P6">-rw-r--r-- 1 rodrigo rodrigo 5095 Mar <text:s/>9 15:37 1086970.gif</text:p>
      <text:p text:style-name="P2"/>
      <text:p text:style-name="P2">10. Liste somente os arquivos que contenham o nome 'cal'.</text:p>
      <text:p text:style-name="P6">Para esse <text:span text:style-name="T2">exercício e o próximo basta juntar os camandos ls e grep $ ls | grep | palavra-chave</text:span></text:p>
      <text:p text:style-name="P8">rodrigo@rodrigo:~/Desktop/Arqs_aula_02$ ls | grep cal</text:p>
      <text:p text:style-name="P8">cal_1990.txt</text:p>
      <text:p text:style-name="P8">cal_1991.txt</text:p>
      <text:p text:style-name="P8">cal_1992.txt</text:p>
      <text:p text:style-name="P8">cal_1993.txt</text:p>
      <text:p text:style-name="P8">cal_1994.txt</text:p>
      <text:p text:style-name="P8">cal_1995.txt</text:p>
      <text:p text:style-name="P8">cal_1996.txt</text:p>
      <text:p text:style-name="P8">cal_1997.txt</text:p>
      <text:p text:style-name="P8">cal_1998.txt</text:p>
      <text:p text:style-name="P8">cal_1999.txt</text:p>
      <text:p text:style-name="P8">cal_2000.txt</text:p>
      <text:p text:style-name="P8">cal_2001.txt</text:p>
      <text:p text:style-name="P8">cal_2002.txt</text:p>
      <text:p text:style-name="P8">cal_2003.txt</text:p>
      <text:p text:style-name="P8">cal_2004.txt</text:p>
      <text:p text:style-name="P8">cal_2005.txt</text:p>
      <text:p text:style-name="P8">cal_2006.txt</text:p>
      <text:p text:style-name="P8">cal_2007.txt</text:p>
      <text:p text:style-name="P8">cal_2008.txt</text:p>
      <text:p text:style-name="P8">cal_2009.txt</text:p>
      <text:p text:style-name="P8">cal_2010.txt</text:p>
      <text:p text:style-name="P8">cal_2011.txt</text:p>
      <text:p text:style-name="P8">cal_2012.txt</text:p>
      <text:p text:style-name="P8">cal_2013.txt</text:p>
      <text:p text:style-name="P8">cal_2014.txt</text:p>
      <text:p text:style-name="P8">cal_2015.txt</text:p>
      <text:p text:style-name="P8">cal_2016.txt</text:p>
      <text:p text:style-name="P8">cal_2017.txt</text:p>
      <text:p text:style-name="P8"><text:soft-page-break/>cal_2018.txt</text:p>
      <text:p text:style-name="P8">cal_2019.txt</text:p>
      <text:p text:style-name="P8">cal_2020.txt</text:p>
      <text:p text:style-name="P8">cal.txt</text:p>
      <text:p text:style-name="P8">cal_types.txt</text:p>
      <text:p text:style-name="P6"/>
      <text:p text:style-name="P2">11. Liste somente os arquivos que contenham o nome 'tux'.</text:p>
      <text:p text:style-name="P8">rodrigo@rodrigo:~/Desktop/Arqs_aula_02$ ls | grep tux</text:p>
      <text:p text:style-name="P8">tux-linux-professional_0-100520358-orig.png</text:p>
      <text:p text:style-name="P8">xanderrun-tux-construction-8454.png</text:p>
      <text:p text:style-name="P2"/>
      <text:p text:style-name="P2">12. Liste somente os arquivos que comecem com o nome 'tux'.</text:p>
      <text:p text:style-name="P8">tux-linux-professional_0-100520358-orig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15:29.448359030</meta:creation-date>
    <dc:date>2017-03-20T01:42:04.208362315</dc:date>
    <meta:editing-duration>PT15M33S</meta:editing-duration>
    <meta:editing-cycles>1</meta:editing-cycles>
    <meta:document-statistic meta:table-count="0" meta:image-count="0" meta:object-count="0" meta:page-count="4" meta:paragraph-count="143" meta:word-count="1070" meta:character-count="6810" meta:non-whitespace-character-count="5868"/>
    <meta:generator>LibreOffice/5.1.6.2$Linux_X86_64 LibreOffice_project/10m0$Build-2</meta:generator>
  </office:meta>
</office:document-meta>
</file>